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835in"/>
    </style:style>
    <style:style style:name="co2" style:family="table-column">
      <style:table-column-properties fo:break-before="auto" style:column-width="0.4972in"/>
    </style:style>
    <style:style style:name="co3" style:family="table-column">
      <style:table-column-properties fo:break-before="auto" style:column-width="2.4756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2.640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" style:family="table-cell" style:parent-style-name="Default" style:data-style-name="N119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1" style:family="table-cell" style:parent-style-name="Default" style:data-style-name="N119">
      <style:text-properties style:font-name="Times New Roman"/>
    </style:style>
    <style:style style:name="ce32" style:family="table-cell" style:parent-style-name="Default">
      <style:text-properties style:font-name="Times New Roman" style:font-name-asian="DejaVu Sans" style:font-name-complex="Lohit Hindi"/>
    </style:style>
    <style:style style:name="ce3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2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2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2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2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3"/>
          <table:table-cell table:style-name="ce1" table:number-columns-repeated="2"/>
          <table:table-cell table:number-columns-repeated="5"/>
          <table:table-cell office:value-type="string">
            <text:p>p</text:p>
          </table:table-cell>
          <table:table-cell table:number-columns-repeated="74"/>
          <table:table-cell table:style-name="ce3" table:number-columns-repeated="2"/>
          <table:table-cell table:number-columns-repeated="938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3"/>
          <table:table-cell office:value-type="string">
            <text:p>Impl.</text:p>
          </table:table-cell>
          <table:table-cell office:value-type="string">
            <text:p>C++</text:p>
          </table:table-cell>
          <table:table-cell/>
          <table:table-cell office:value-type="string">
            <text:p>Python</text:p>
          </table:table-cell>
          <table:table-cell office:value-type="string">
            <text:p>UnitTest</text:p>
          </table:table-cell>
          <table:table-cell table:number-columns-repeated="2"/>
          <table:table-cell table:style-name="ce3" table:number-columns-repeated="4"/>
          <table:table-cell table:number-columns-repeated="1012"/>
        </table:table-row>
        <table:table-row table:style-name="ro3">
          <table:table-cell table:style-name="ce4" office:value-type="string">
            <text:p>Action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/A</text:p>
          </table:table-cell>
          <table:table-cell table:style-name="ce6"/>
          <table:table-cell table:style-name="ce6" office:value-type="string">
            <text:p>actuator.action.Action</text:p>
          </table:table-cell>
          <table:table-cell table:style-name="ce33" office:value-type="string">
            <text:p>No</text:p>
          </table:table-cell>
          <table:table-cell table:number-columns-repeated="6"/>
          <table:table-cell table:style-name="ce3"/>
          <table:table-cell table:style-name="ce1"/>
          <table:table-cell table:number-columns-repeated="71"/>
          <table:table-cell table:style-name="ce3" table:number-columns-repeated="2"/>
          <table:table-cell table:number-columns-repeated="937"/>
        </table:table-row>
        <table:table-row table:style-name="ro2">
          <table:table-cell table:style-name="ce3" office:value-type="string">
            <text:p>ActivationSetting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9"/>
          <table:table-cell table:style-name="ce1"/>
          <table:table-cell table:number-columns-repeated="70"/>
          <table:table-cell table:style-name="ce3" table:number-columns-repeated="2"/>
          <table:table-cell table:number-columns-repeated="936"/>
        </table:table-row>
        <table:table-row table:style-name="ro2">
          <table:table-cell table:style-name="ce3" office:value-type="string">
            <text:p>Actuat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34" office:value-type="string">
            <text:p>Wont</text:p>
          </table:table-cell>
          <table:table-cell table:number-columns-repeated="11"/>
          <table:table-cell table:style-name="ce3" table:number-columns-repeated="2"/>
          <table:table-cell table:style-name="ce1"/>
          <table:table-cell table:number-columns-repeated="1004"/>
        </table:table-row>
        <table:table-row table:style-name="ro2">
          <table:table-cell table:style-name="ce3" office:value-type="string">
            <text:p>---Apply()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34" office:value-type="string">
            <text:p>Wont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AngularMot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35" office:value-type="string">
            <text:p>Wont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---Update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35" office:value-type="string">
            <text:p>Wont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3" office:value-type="string">
            <text:p>---GetLink()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35" office:value-type="string">
            <text:p>Wont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1" office:value-type="string">
            <text:p>AngularMotorP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1">
          <table:table-cell table:style-name="ce1"/>
          <table:table-cell table:style-name="ce6"/>
          <table:table-cell table:number-columns-repeated="3"/>
          <table:table-cell table:style-name="ce33"/>
          <table:table-cell table:number-columns-repeated="19"/>
          <table:table-cell table:style-name="ce3" table:number-columns-repeated="2"/>
          <table:table-cell table:number-columns-repeated="997"/>
        </table:table-row>
        <table:table-row table:style-name="ro3">
          <table:table-cell table:style-name="ce1" office:value-type="string">
            <text:p>Bod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36" office:value-type="string">
            <text:p>Wont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Position()</text:p>
          </table:table-cell>
          <table:table-cell table:style-name="ce6" office:value-type="string">
            <text:p>Yes</text:p>
          </table:table-cell>
          <table:table-cell office:value-type="string">
            <text:p>body_set_position</text:p>
          </table:table-cell>
          <table:table-cell/>
          <table:table-cell office:value-type="string">
            <text:p>bodybase.set_position</text:p>
          </table:table-cell>
          <table:table-cell table:style-name="ce37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Orientation()</text:p>
          </table:table-cell>
          <table:table-cell table:style-name="ce6" office:value-type="string">
            <text:p>Yes</text:p>
          </table:table-cell>
          <table:table-cell office:value-type="string">
            <text:p>body_set_orientation</text:p>
          </table:table-cell>
          <table:table-cell/>
          <table:table-cell office:value-type="string">
            <text:p>bodybase.set_oritantation</text:p>
          </table:table-cell>
          <table:table-cell table:style-name="ce38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Force()</text:p>
          </table:table-cell>
          <table:table-cell table:style-name="ce7" office:value-type="string">
            <text:p>partial</text:p>
          </table:table-cell>
          <table:table-cell office:value-type="string">
            <text:p>&lt;object&gt;_apply_force</text:p>
          </table:table-cell>
          <table:table-cell office:value-type="string">
            <text:p>b,ca,s</text:p>
          </table:table-cell>
          <table:table-cell office:value-type="string">
            <text:p>&lt;object&gt;.apply_force</text:p>
          </table:table-cell>
          <table:table-cell table:style-name="ce39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Torque<text:span text:style-name="T1">()</text:span>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torque</text:p>
          </table:table-cell>
          <table:table-cell office:value-type="string">
            <text:p>b,ca,s</text:p>
          </table:table-cell>
          <table:table-cell office:value-type="string">
            <text:p>&lt;object&gt;.apply_torque</text:p>
          </table:table-cell>
          <table:table-cell table:style-name="ce40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ForceAtPosition()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force_at_pos</text:p>
          </table:table-cell>
          <table:table-cell office:value-type="string">
            <text:p>b,ca,s</text:p>
          </table:table-cell>
          <table:table-cell office:value-type="string">
            <text:p>&lt;object&gt;.apply_force_at_pos</text:p>
          </table:table-cell>
          <table:table-cell table:style-name="ce41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Impulse()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impulse</text:p>
          </table:table-cell>
          <table:table-cell office:value-type="string">
            <text:p>b,ca,co,s</text:p>
          </table:table-cell>
          <table:table-cell office:value-type="string">
            <text:p>&lt;object&gt;.apply_impulse</text:p>
          </table:table-cell>
          <table:table-cell table:style-name="ce42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AngularImpuls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angular_impulse</text:p>
          </table:table-cell>
          <table:table-cell/>
          <table:table-cell office:value-type="string">
            <text:p>&lt;object&gt;.apply_angular_impulse</text:p>
          </table:table-cell>
          <table:table-cell table:style-name="ce43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ImpusleAtPosition<text:span text:style-name="T1">()</text:span></text:p>
          </table:table-cell>
          <table:table-cell table:style-name="ce9" office:value-type="string">
            <text:p>partial</text:p>
          </table:table-cell>
          <table:table-cell office:value-type="string">
            <text:p>&lt;object&gt;_apply_impulse_at_pos</text:p>
          </table:table-cell>
          <table:table-cell/>
          <table:table-cell office:value-type="string">
            <text:p>&lt;object&gt;.apply_impulse_at_pos</text:p>
          </table:table-cell>
          <table:table-cell table:style-name="ce44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LinearVelocity<text:span text:style-name="T1">()</text:span></text:p>
          </table:table-cell>
          <table:table-cell table:style-name="ce9" office:value-type="string">
            <text:p>partial</text:p>
          </table:table-cell>
          <table:table-cell office:value-type="string">
            <text:p>&lt;object&gt;_get_velocity_&lt;dim&gt;</text:p>
          </table:table-cell>
          <table:table-cell office:value-type="string">
            <text:p>b,ca,co,s</text:p>
          </table:table-cell>
          <table:table-cell office:value-type="string">
            <text:p>&lt;object&gt;.get_velocity</text:p>
          </table:table-cell>
          <table:table-cell table:style-name="ce45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AngularVelocity<text:span text:style-name="T1">()</text:span></text:p>
          </table:table-cell>
          <table:table-cell table:style-name="ce10" office:value-type="string">
            <text:p>partial</text:p>
          </table:table-cell>
          <table:table-cell office:value-type="string">
            <text:p>&lt;object&gt;_get_angular_velocity_&lt;dim&gt;</text:p>
          </table:table-cell>
          <table:table-cell/>
          <table:table-cell office:value-type="string">
            <text:p>&lt;object&gt;.get_angualr_velocity</text:p>
          </table:table-cell>
          <table:table-cell table:style-name="ce46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AngularVelocit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Is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is_active</text:p>
          </table:table-cell>
          <table:table-cell office:value-type="string">
            <text:p>b,ca,co,s</text:p>
          </table:table-cell>
          <table:table-cell office:value-type="string">
            <text:p>&lt;object&gt;.is_active</text:p>
          </table:table-cell>
          <table:table-cell table:style-name="ce47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Set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set_active</text:p>
          </table:table-cell>
          <table:table-cell office:value-type="string">
            <text:p>b,ca,co,s</text:p>
          </table:table-cell>
          <table:table-cell office:value-type="string">
            <text:p>&lt;object&gt;.set_active</text:p>
          </table:table-cell>
          <table:table-cell table:style-name="ce48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3" office:value-type="string">
            <text:p>BodyBas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dybase.BodyBase</text:p>
          </table:table-cell>
          <table:table-cell table:style-name="ce49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LocationMatri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primative_location</text:p>
          </table:table-cell>
          <table:table-cell/>
          <table:table-cell office:value-type="string">
            <text:p>bodybase.get_location</text:p>
          </table:table-cell>
          <table:table-cell table:style-name="ce50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Position<text:span text:style-name="T1">()</text:span></text:p>
          </table:table-cell>
          <table:table-cell table:style-name="ce11" office:value-type="string">
            <text:p>Yes</text:p>
          </table:table-cell>
          <table:table-cell office:value-type="string">
            <text:p>body_get_position</text:p>
          </table:table-cell>
          <table:table-cell/>
          <table:table-cell office:value-type="string">
            <text:p>bodybase.get_position</text:p>
          </table:table-cell>
          <table:table-cell table:style-name="ce51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SetMaterial<text:span text:style-name="T1">()</text:span></text:p>
          </table:table-cell>
          <table:table-cell table:style-name="ce11" office:value-type="string">
            <text:p>Yes</text:p>
          </table:table-cell>
          <table:table-cell office:value-type="string">
            <text:p>body_set_material</text:p>
          </table:table-cell>
          <table:table-cell/>
          <table:table-cell office:value-type="string">
            <text:p>bodybase.set_material</text:p>
          </table:table-cell>
          <table:table-cell table:style-name="ce52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Group<text:span text:style-name="T1">()</text:span></text:p>
          </table:table-cell>
          <table:table-cell table:style-name="ce11" office:value-type="string">
            <text:p>Yes</text:p>
          </table:table-cell>
          <table:table-cell office:value-type="string">
            <text:p>body_get_group</text:p>
          </table:table-cell>
          <table:table-cell/>
          <table:table-cell office:value-type="string">
            <text:p>bodybase.get_group</text:p>
          </table:table-cell>
          <table:table-cell table:style-name="ce53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SetGroup<text:span text:style-name="T1">()</text:span></text:p>
          </table:table-cell>
          <table:table-cell table:style-name="ce11" office:value-type="string">
            <text:p>Yes</text:p>
          </table:table-cell>
          <table:table-cell office:value-type="string">
            <text:p>body_set_group</text:p>
          </table:table-cell>
          <table:table-cell/>
          <table:table-cell office:value-type="string">
            <text:p>bodybase.set_group</text:p>
          </table:table-cell>
          <table:table-cell table:style-name="ce54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skin_width</text:p>
          </table:table-cell>
          <table:table-cell/>
          <table:table-cell office:value-type="string">
            <text:p>bodybase.get_skin_width</text:p>
          </table:table-cell>
          <table:table-cell table:style-name="ce55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5" office:value-type="string">
            <text:p>---S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set_skin_width</text:p>
          </table:table-cell>
          <table:table-cell table:style-name="ce31"/>
          <table:table-cell office:value-type="string">
            <text:p>bodybase.set_skin_width</text:p>
          </table:table-cell>
          <table:table-cell table:style-name="ce56" office:value-type="string">
            <text:p>Yes</text:p>
          </table:table-cell>
          <table:table-cell table:style-name="ce31" table:number-columns-repeated="24"/>
          <table:table-cell table:style-name="ce5" table:number-columns-repeated="4"/>
          <table:table-cell table:style-name="ce31" table:number-columns-repeated="989"/>
          <table:table-cell/>
        </table:table-row>
        <table:table-row table:style-name="ro3">
          <table:table-cell table:style-name="ce3" office:value-type="string">
            <text:p>---SetUSerData<text:span text:style-name="T1">()</text:span></text:p>
          </table:table-cell>
          <table:table-cell table:style-name="ce12" office:value-type="string">
            <text:p>Wont</text:p>
          </table:table-cell>
          <table:table-cell table:number-columns-repeated="3"/>
          <table:table-cell table:style-name="ce57" office:value-type="string">
            <text:p>Wont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UserData<text:span text:style-name="T1">()</text:span></text:p>
          </table:table-cell>
          <table:table-cell table:style-name="ce13" office:value-type="string">
            <text:p>Wont</text:p>
          </table:table-cell>
          <table:table-cell table:number-columns-repeated="3"/>
          <table:table-cell table:style-name="ce58" office:value-type="string">
            <text:p>Wont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Box</text:p>
          </table:table-cell>
          <table:table-cell table:style-name="ce33" office:value-type="string">
            <text:p>Yes</text:p>
          </table:table-cell>
          <table:table-cell table:number-columns-repeated="28"/>
          <table:table-cell table:style-name="ce3" table:number-columns-repeated="4"/>
          <table:table-cell table:number-columns-repeated="986"/>
        </table:table-row>
        <table:table-row table:style-name="ro3">
          <table:table-cell table:style-name="ce3" office:value-type="string">
            <text:p>Box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59" office:value-type="string">
            <text:p>Wont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60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Height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60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Dep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61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BoxGeometr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geometry.box.Box</text:p>
          </table:table-cell>
          <table:table-cell table:style-name="ce33" office:value-type="string">
            <text:p>Yes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3">
          <table:table-cell table:style-name="ce3" office:value-type="string">
            <text:p>---CalculateInertia()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2" office:value-type="string">
            <text:p>Wont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6"/>
          <table:table-cell table:number-columns-repeated="3"/>
          <table:table-cell table:style-name="ce33"/>
          <table:table-cell table:number-columns-repeated="38"/>
          <table:table-cell table:style-name="ce3"/>
          <table:table-cell table:number-columns-repeated="44"/>
          <table:table-cell table:style-name="ce1" table:number-columns-repeated="2"/>
          <table:table-cell table:number-columns-repeated="933"/>
        </table:table-row>
        <table:table-row table:style-name="ro3">
          <table:table-cell table:style-name="ce1" office:value-type="string">
            <text:p>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apsule.Capsule</text:p>
          </table:table-cell>
          <table:table-cell table:style-name="ce63" office:value-type="string">
            <text:p>Yes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Capsule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4" office:value-type="string">
            <text:p>Wont</text:p>
          </table:table-cell>
          <table:table-cell table:number-columns-repeated="39"/>
          <table:table-cell table:style-name="ce3" table:number-columns-repeated="3"/>
          <table:table-cell table:number-columns-repeated="976"/>
        </table:table-row>
        <table:table-row table:style-name="ro2">
          <table:table-cell table:style-name="ce3" office:value-type="string">
            <text:p>CapsuleGeometr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geometry.capsule.Capsule</text:p>
          </table:table-cell>
          <table:table-cell table:style-name="ce33" office:value-type="string">
            <text:p>Yes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3">
          <table:table-cell table:style-name="ce3" office:value-type="string">
            <text:p>---CalculateInertia()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5" office:value-type="string">
            <text:p>Wont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Charactercontroll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Move()</text:p>
          </table:table-cell>
          <table:table-cell table:style-name="ce14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lk<text:span text:style-name="T1">()</text:span></text:p>
          </table:table-cell>
          <table:table-cell table:style-name="ce14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rp<text:span text:style-name="T1">()</text:span></text:p>
          </table:table-cell>
          <table:table-cell table:style-name="ce14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3">
          <table:table-cell table:style-name="ce3" office:value-type="string">
            <text:p>Charactercontroller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6" office:value-type="string">
            <text:p>Wont</text:p>
          </table:table-cell>
          <table:table-cell table:number-columns-repeated="50"/>
          <table:table-cell table:style-name="ce3" table:number-columns-repeated="4"/>
          <table:table-cell table:number-columns-repeated="964"/>
        </table:table-row>
        <table:table-row table:style-name="ro2">
          <table:table-cell table:style-name="ce3" office:value-type="string">
            <text:p>CollisionDetect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CollisionAcurac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Group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15" office:value-type="string">
            <text:p>Yes</text:p>
          </table:table-cell>
          <table:table-cell office:value-type="string">
            <text:p>collision_notify</text:p>
          </table:table-cell>
          <table:table-cell/>
          <table:table-cell office:value-type="string">
            <text:p>bodybase.notify_collision</text:p>
          </table:table-cell>
          <table:table-cell table:style-name="ce3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()</text:p>
          </table:table-cell>
          <table:table-cell table:style-name="ce16" office:value-type="string">
            <text:p>Yes</text:p>
          </table:table-cell>
          <table:table-cell office:value-type="string">
            <text:p>get_contacts</text:p>
          </table:table-cell>
          <table:table-cell/>
          <table:table-cell office:value-type="string">
            <text:p>bodybase.get_contacts</text:p>
          </table:table-cell>
          <table:table-cell table:style-name="ce3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Clear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CollisiondDetectionExtend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Compas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compass.Compass</text:p>
          </table:table-cell>
          <table:table-cell table:style-name="ce33" office:value-type="string">
            <text:p>Yes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ass_get_angle</text:p>
          </table:table-cell>
          <table:table-cell/>
          <table:table-cell office:value-type="string">
            <text:p>Compass.get_angle</text:p>
          </table:table-cell>
          <table:table-cell table:style-name="ce33" office:value-type="string">
            <text:p>Yes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rundBod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ompound.Compound</text:p>
          </table:table-cell>
          <table:table-cell table:style-name="ce33" office:value-type="string">
            <text:p>Yes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3">
          <table:table-cell table:style-name="ce3" office:value-type="string">
            <text:p>Compoundbody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7" office:value-type="string">
            <text:p>Wont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Sphere()</text:p>
          </table:table-cell>
          <table:table-cell table:style-name="ce6" office:value-type="string">
            <text:p>Yes</text:p>
          </table:table-cell>
          <table:table-cell office:value-type="string">
            <text:p>compound_add_sphere</text:p>
          </table:table-cell>
          <table:table-cell/>
          <table:table-cell office:value-type="string">
            <text:p>compound.add_sphere</text:p>
          </table:table-cell>
          <table:table-cell table:style-name="ce33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Bo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box</text:p>
          </table:table-cell>
          <table:table-cell/>
          <table:table-cell office:value-type="string">
            <text:p>compound.add_box</text:p>
          </table:table-cell>
          <table:table-cell table:style-name="ce33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apsu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capsule</text:p>
          </table:table-cell>
          <table:table-cell/>
          <table:table-cell office:value-type="string">
            <text:p>compound.add_capsule</text:p>
          </table:table-cell>
          <table:table-cell table:style-name="ce33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onvex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3">
          <table:table-cell table:style-name="ce3" office:value-type="string">
            <text:p>---AddGeometry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8" office:value-type="string">
            <text:p>Wont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Finalize</text:p>
          </table:table-cell>
          <table:table-cell table:style-name="ce6" office:value-type="string">
            <text:p>Yes</text:p>
          </table:table-cell>
          <table:table-cell office:value-type="string">
            <text:p>compound_finalize</text:p>
          </table:table-cell>
          <table:table-cell/>
          <table:table-cell office:value-type="string">
            <text:p>compound.finalize</text:p>
          </table:table-cell>
          <table:table-cell table:style-name="ce33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Concav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69"/>
          <table:table-cell table:style-name="ce3" table:number-columns-repeated="3"/>
          <table:table-cell table:number-columns-repeated="946"/>
        </table:table-row>
        <table:table-row table:style-name="ro2">
          <table:table-cell table:style-name="ce3" office:value-type="string">
            <text:p>Contac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72"/>
          <table:table-cell table:style-name="ce3"/>
          <table:table-cell table:style-name="ce1"/>
          <table:table-cell table:number-columns-repeated="13"/>
          <table:table-cell table:style-name="ce3" table:number-columns-repeated="2"/>
          <table:table-cell table:number-columns-repeated="929"/>
        </table:table-row>
        <table:table-row table:style-name="ro2">
          <table:table-cell table:style-name="ce3" office:value-type="string">
            <text:p>ContactPoin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69" office:value-type="string">
            <text:p>No</text:p>
          </table:table-cell>
          <table:table-cell table:number-columns-repeated="75"/>
          <table:table-cell table:style-name="ce3" table:number-columns-repeated="3"/>
          <table:table-cell table:number-columns-repeated="940"/>
        </table:table-row>
        <table:table-row table:style-name="ro3">
          <table:table-cell table:style-name="ce3" office:value-type="string">
            <text:p>Contact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0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Conve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onvex.Convex</text:p>
          </table:table-cell>
          <table:table-cell table:style-name="ce71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Convex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2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ConvexGeometry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3"/>
          <table:table-cell table:number-columns-repeated="1018"/>
        </table:table-row>
        <table:table-row table:style-name="ro2">
          <table:table-cell office:value-type="string">
            <text:p>DampenedShllow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a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s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Cell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Heigh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B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CMot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actuator.dc_motor.DCMotor</text:p>
          </table:table-cell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dcmotor_set_voltage</text:p>
          </table:table-cell>
          <table:table-cell/>
          <table:table-cell office:value-type="string">
            <text:p>dc_motor.set_voltage</text:p>
          </table:table-cell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---Apply()</text:p>
          </table:table-cell>
          <table:table-cell table:style-name="ce6" office:value-type="string">
            <text:p>Yes</text:p>
          </table:table-cell>
          <table:table-cell office:value-type="string">
            <text:p>dcmotor_run</text:p>
          </table:table-cell>
          <table:table-cell/>
          <table:table-cell office:value-type="string">
            <text:p>dc_motor.run</text:p>
          </table:table-cell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DebugDraw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3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Debuggeometr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4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DebugText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5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DMDC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7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mputeTau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3"/>
          <table:table-cell table:number-columns-repeated="1018"/>
        </table:table-row>
        <table:table-row table:style-name="ro3">
          <table:table-cell office:value-type="string">
            <text:p>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7" office:value-type="string">
            <text:p>Wont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3"/>
          <table:table-cell table:number-columns-repeated="1018"/>
        </table:table-row>
        <table:table-row table:style-name="ro3">
          <table:table-cell office:value-type="string">
            <text:p>Factor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8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Create&lt;ObjectName&gt;<text:span text:style-name="T1">()</text:span></text:p>
          </table:table-cell>
          <table:table-cell table:style-name="ce17" office:value-type="string">
            <text:p>partial</text:p>
          </table:table-cell>
          <table:table-cell office:value-type="string">
            <text:p>the create functions</text:p>
          </table:table-cell>
          <table:table-cell table:number-columns-repeated="2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ALfromDLL()</text:p>
          </table:table-cell>
          <table:table-cell table:style-name="ce6" office:value-type="string">
            <text:p>Yes</text:p>
          </table:table-cell>
          <table:table-cell office:value-type="string">
            <text:p>pal_init</text:p>
          </table:table-cell>
          <table:table-cell/>
          <table:table-cell office:value-type="string">
            <text:p>pypalgame.init</text:p>
          </table:table-cell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hysicsEngines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akeBuoyanc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actuator.fake_buoyanvy.FakeBuoyancy</text:p>
          </table:table-cell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fake_buoyancy_run</text:p>
          </table:table-cell>
          <table:table-cell/>
          <table:table-cell office:value-type="string">
            <text:p>fake_buoyancy.run</text:p>
          </table:table-cell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ForceActuator</text:p>
          </table:table-cell>
          <table:table-cell table:style-name="ce6" office:value-type="string">
            <text:p>Yes</text:p>
          </table:table-cell>
          <table:table-cell table:number-columns-repeated="2"/>
          <table:table-cell table:style-name="ce32" office:value-type="string">
            <text:p>actuator.force.Force</text:p>
          </table:table-cell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Forc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force_set_force</text:p>
          </table:table-cell>
          <table:table-cell/>
          <table:table-cell office:value-type="string">
            <text:p>force.set_force</text:p>
          </table:table-cell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force_run</text:p>
          </table:table-cell>
          <table:table-cell/>
          <table:table-cell office:value-type="string">
            <text:p>force.run</text:p>
          </table:table-cell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3"/>
          <table:table-cell table:number-columns-repeated="1018"/>
        </table:table-row>
        <table:table-row table:style-name="ro2">
          <table:table-cell office:value-type="string">
            <text:p>GenericBody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DetDynamicsTyp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GravityEneables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IsGravityEnabled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CollisionResponceEnabled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IsCollisionResponceEnabled()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Inertia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Inertia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LinearDamping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LinearDamping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AngularDamping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9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Damping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Max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nnectGeometry<text:span text:style-name="T1">()</text:span></text:p>
          </table:table-cell>
          <table:table-cell table:style-name="ce18" office:value-type="string">
            <text:p>Yes</text:p>
          </table:table-cell>
          <table:table-cell table:number-columns-repeated="3"/>
          <table:table-cell table:style-name="ce8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Geometries<text:span text:style-name="T1">()</text:span></text:p>
          </table:table-cell>
          <table:table-cell table:style-name="ce18" office:value-type="string">
            <text:p>Yes</text:p>
          </table:table-cell>
          <table:table-cell table:number-columns-repeated="3"/>
          <table:table-cell table:style-name="ce8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NumGeometries<text:span text:style-name="T1">()</text:span></text:p>
          </table:table-cell>
          <table:table-cell table:style-name="ce18" office:value-type="string">
            <text:p>Yes</text:p>
          </table:table-cell>
          <table:table-cell table:number-columns-repeated="3"/>
          <table:table-cell table:style-name="ce8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RemoveGeometry<text:span text:style-name="T1">()</text:span></text:p>
          </table:table-cell>
          <table:table-cell table:style-name="ce18" office:value-type="string">
            <text:p>Yes</text:p>
          </table:table-cell>
          <table:table-cell table:number-columns-repeated="3"/>
          <table:table-cell table:style-name="ce80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---IsDynamic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1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---IsKinematic<text:span text:style-name="T1">()</text:span></text:p>
          </table:table-cell>
          <table:table-cell table:style-name="ce19" office:value-type="string">
            <text:p>Wont</text:p>
          </table:table-cell>
          <table:table-cell table:number-columns-repeated="3"/>
          <table:table-cell table:style-name="ce82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---IsStatic<text:span text:style-name="T1">()</text:span></text:p>
          </table:table-cell>
          <table:table-cell table:style-name="ce20" office:value-type="string">
            <text:p>Wont</text:p>
          </table:table-cell>
          <table:table-cell table:number-columns-repeated="3"/>
          <table:table-cell table:style-name="ce83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---GetDynamicsType()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84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GenericLin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5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GenericLinkSpring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5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SetLinearSprint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LinearSpring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SetAngularSpring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AngularSpring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Offset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BaseBod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r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PS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gps.GPS</text:p>
          </table:table-cell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GetGPSString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gps_get_string</text:p>
          </table:table-cell>
          <table:table-cell/>
          <table:table-cell office:value-type="string">
            <text:p>GPS.get_string</text:p>
          </table:table-cell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GridFluid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Gyroscope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7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get_angular_velocity()</text:p>
          </table:table-cell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3"/>
          <table:table-cell table:number-columns-repeated="1018"/>
        </table:table-row>
        <table:table-row table:style-name="ro2">
          <table:table-cell office:value-type="string">
            <text:p>HydroFoil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Angl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3"/>
          <table:table-cell table:number-columns-repeated="1018"/>
        </table:table-row>
        <table:table-row table:style-name="ro3">
          <table:table-cell office:value-type="string">
            <text:p>IllegalState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8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Impulseactuator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Impuls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Inclinometer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inclinometer.Inclinometer</text:p>
          </table:table-cell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inclinometer_get_angle</text:p>
          </table:table-cell>
          <table:table-cell/>
          <table:table-cell office:value-type="string">
            <text:p>Inclinometer.get_angle</text:p>
          </table:table-cell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3"/>
          <table:table-cell table:number-columns-repeated="1018"/>
        </table:table-row>
        <table:table-row table:style-name="ro3">
          <table:table-cell office:value-type="string">
            <text:p>Lin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9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---GetFeedback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0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Linkfeedbac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1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LiquidDrag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92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92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3"/>
          <table:table-cell table:number-columns-repeated="1018"/>
        </table:table-row>
        <table:table-row table:style-name="ro2">
          <table:table-cell office:value-type="string">
            <text:p>Material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Paramiters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3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erial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3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erialInterac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4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erial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4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erialUniqu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4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rix4x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4" office:value-type="string">
            <text:p>Wont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3"/>
          <table:table-cell table:number-columns-repeated="1018"/>
        </table:table-row>
        <table:table-row table:style-name="ro2">
          <table:table-cell office:value-type="string">
            <text:p>Oriented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3"/>
          <table:table-cell table:number-columns-repeated="1018"/>
        </table:table-row>
        <table:table-row table:style-name="ro2">
          <table:table-cell office:value-type="string">
            <text:p>Particle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Particl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Partic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rticle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Final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atch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teration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hysic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nit()</text:p>
          </table:table-cell>
          <table:table-cell table:style-name="ce21" office:value-type="string">
            <text:p>Yes</text:p>
          </table:table-cell>
          <table:table-cell office:value-type="string">
            <text:p>physics_init</text:p>
          </table:table-cell>
          <table:table-cell/>
          <table:table-cell office:value-type="string">
            <text:p>pypalgame.init</text:p>
          </table:table-cell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22" office:value-type="string">
            <text:p>Yes</text:p>
          </table:table-cell>
          <table:table-cell office:value-type="string">
            <text:p>physics_update</text:p>
          </table:table-cell>
          <table:table-cell/>
          <table:table-cell office:value-type="string">
            <text:p>pypalgame.update</text:p>
          </table:table-cell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alVers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r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im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pal_get_time</text:p>
          </table:table-cell>
          <table:table-cell table:number-columns-repeated="2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astTimeste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rav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actoryInsta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UpAxi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Action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---RemoveAction<text:span text:style-name="T1">()</text:span></text:p>
          </table:table-cell>
          <table:table-cell table:style-name="ce23" office:value-type="string">
            <text:p>Yes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sCollisionDete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Pyciscs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5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PrismaticLink</text:p>
          </table:table-cell>
          <table:table-cell table:style-name="ce24" office:value-type="string">
            <text:p>Yes</text:p>
          </table:table-cell>
          <table:table-cell table:number-columns-repeated="2"/>
          <table:table-cell office:value-type="string">
            <text:p>link.prismatic.Prismatic</text:p>
          </table:table-cell>
          <table:table-cell table:style-name="ce9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24" office:value-type="string">
            <text:p>Yes</text:p>
          </table:table-cell>
          <table:table-cell office:value-type="string">
            <text:p>prismatic_link_set_limits</text:p>
          </table:table-cell>
          <table:table-cell/>
          <table:table-cell office:value-type="string">
            <text:p>prismatic.set_limits</text:p>
          </table:table-cell>
          <table:table-cell table:style-name="ce9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ropeller</text:p>
          </table:table-cell>
          <table:table-cell table:style-name="ce25" office:value-type="string">
            <text:p>Yes</text:p>
          </table:table-cell>
          <table:table-cell table:number-columns-repeated="3"/>
          <table:table-cell table:style-name="ce9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25" office:value-type="string">
            <text:p>Yes</text:p>
          </table:table-cell>
          <table:table-cell table:number-columns-repeated="3"/>
          <table:table-cell table:style-name="ce97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25" office:value-type="string">
            <text:p>Yes</text:p>
          </table:table-cell>
          <table:table-cell table:number-columns-repeated="3"/>
          <table:table-cell table:style-name="ce97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SDSensor</text:p>
          </table:table-cell>
          <table:table-cell table:style-name="ce25" office:value-type="string">
            <text:p>Yes</text:p>
          </table:table-cell>
          <table:table-cell table:number-columns-repeated="2"/>
          <table:table-cell office:value-type="string">
            <text:p>sensor.psd.PSD</text:p>
          </table:table-cell>
          <table:table-cell table:style-name="ce97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Distance()</text:p>
          </table:table-cell>
          <table:table-cell table:style-name="ce25" office:value-type="string">
            <text:p>Yes</text:p>
          </table:table-cell>
          <table:table-cell office:value-type="string">
            <text:p>psd_get_distance</text:p>
          </table:table-cell>
          <table:table-cell/>
          <table:table-cell office:value-type="string">
            <text:p>PSD.get_distacne</text:p>
          </table:table-cell>
          <table:table-cell table:style-name="ce97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3"/>
          <table:table-cell table:number-columns-repeated="1018"/>
        </table:table-row>
        <table:table-row table:style-name="ro2">
          <table:table-cell office:value-type="string">
            <text:p>RayHi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lear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Pos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Normal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ayHitCallbac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Hit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evolute.Revolute</text:p>
          </table:table-cell>
          <table:table-cell table:style-name="ce9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set_limits</text:p>
          </table:table-cell>
          <table:table-cell/>
          <table:table-cell office:value-type="string">
            <text:p>revolute.set_limits</text:p>
          </table:table-cell>
          <table:table-cell table:style-name="ce9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position</text:p>
          </table:table-cell>
          <table:table-cell/>
          <table:table-cell office:value-type="string">
            <text:p>revolute.get_position</text:p>
          </table:table-cell>
          <table:table-cell table:style-name="ce9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angle</text:p>
          </table:table-cell>
          <table:table-cell/>
          <table:table-cell office:value-type="string">
            <text:p>revolute.get_angle</text:p>
          </table:table-cell>
          <table:table-cell table:style-name="ce9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ngularvelocity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angular_velocity</text:p>
          </table:table-cell>
          <table:table-cell/>
          <table:table-cell office:value-type="string">
            <text:p>revolute.get_angular_velocity</text:p>
          </table:table-cell>
          <table:table-cell table:style-name="ce9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Torqu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apply_torque</text:p>
          </table:table-cell>
          <table:table-cell/>
          <table:table-cell office:value-type="string">
            <text:p>revolute.apply_torque</text:p>
          </table:table-cell>
          <table:table-cell table:style-name="ce9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AngularImpulse()</text:p>
          </table:table-cell>
          <table:table-cell table:style-name="ce6" office:value-type="string">
            <text:p>Yes</text:p>
          </table:table-cell>
          <table:table-cell office:value-type="string">
            <text:p>revolute_link_apply_angular_impulse</text:p>
          </table:table-cell>
          <table:table-cell/>
          <table:table-cell office:value-type="string">
            <text:p>revolute.apply_angular_impulse</text:p>
          </table:table-cell>
          <table:table-cell table:style-name="ce9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xis()</text:p>
          </table:table-cell>
          <table:table-cell table:style-name="ce6" office:value-type="string">
            <text:p>Yes</text:p>
          </table:table-cell>
          <table:table-cell office:value-type="string">
            <text:p>revolute_link_get_axis</text:p>
          </table:table-cell>
          <table:table-cell/>
          <table:table-cell office:value-type="string">
            <text:p>revolute.get_axis</text:p>
          </table:table-cell>
          <table:table-cell table:style-name="ce99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RevoluteSpringLink</text:p>
          </table:table-cell>
          <table:table-cell table:style-name="ce26" office:value-type="string">
            <text:p>Wont</text:p>
          </table:table-cell>
          <table:table-cell table:number-columns-repeated="3"/>
          <table:table-cell table:style-name="ce100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---setSpring</text:p>
          </table:table-cell>
          <table:table-cell table:style-name="ce27" office:value-type="string">
            <text:p>Wont</text:p>
          </table:table-cell>
          <table:table-cell table:number-columns-repeated="3"/>
          <table:table-cell table:style-name="ce101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---GetSpring<text:span text:style-name="T1">()</text:span></text:p>
          </table:table-cell>
          <table:table-cell table:style-name="ce28" office:value-type="string">
            <text:p>Wont</text:p>
          </table:table-cell>
          <table:table-cell table:number-columns-repeated="3"/>
          <table:table-cell table:style-name="ce102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Rigid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igid.Rigid</text:p>
          </table:table-cell>
          <table:table-cell table:style-name="ce103" office:value-type="string">
            <text:p>Y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3"/>
          <table:table-cell table:number-columns-repeated="1018"/>
        </table:table-row>
        <table:table-row table:style-name="ro3">
          <table:table-cell office:value-type="string">
            <text:p>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4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oftBod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5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ol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6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pher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sphere.Sphere</text:p>
          </table:table-cell>
          <table:table-cell table:style-name="ce107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phere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8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SphereGeometry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---CalculateInertia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9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pherical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spherical.Spherical</text:p>
          </table:table-cell>
          <table:table-cell table:style-name="ce110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spherical_set_limits</text:p>
          </table:table-cell>
          <table:table-cell/>
          <table:table-cell office:value-type="string">
            <text:p>Spherical.set_limits</text:p>
          </table:table-cell>
          <table:table-cell table:style-name="ce111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PH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pringDecc</text:p>
          </table:table-cell>
          <table:table-cell table:style-name="ce29" office:value-type="string">
            <text:p>Wont</text:p>
          </table:table-cell>
          <table:table-cell table:number-columns-repeated="3"/>
          <table:table-cell table:style-name="ce112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tati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13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tatic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Box</text:p>
          </table:table-cell>
          <table:table-cell table:style-name="ce114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tatic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Capsule</text:p>
          </table:table-cell>
          <table:table-cell table:style-name="ce11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taticCompound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nvex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3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taticSphere</text:p>
          </table:table-cell>
          <table:table-cell table:style-name="ce30" office:value-type="string">
            <text:p>Yes</text:p>
          </table:table-cell>
          <table:table-cell table:number-columns-repeated="2"/>
          <table:table-cell office:value-type="string">
            <text:p>body.box.StaticSphere</text:p>
          </table:table-cell>
          <table:table-cell table:style-name="ce116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tringab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17" office:value-type="string">
            <text:p>Wont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3"/>
          <table:table-cell table:number-columns-repeated="1018"/>
        </table:table-row>
        <table:table-row table:style-name="ro2">
          <table:table-cell office:value-type="string">
            <text:p>Terrain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terrain.Terrain</text:p>
          </table:table-cell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yp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HeightMap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heightmap_terrain.HeightMapTerrain</text:p>
          </table:table-cell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Ma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Width<text:span text:style-name="T1">()</text:span>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Wid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aDep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Mesh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hefal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Recie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18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Distanc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base.get_distance_to</text:p>
          </table:table-cell>
          <table:table-cell table:style-name="ce11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NumTransponder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19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TransponderSend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19" office:value-type="string">
            <text:p>Wo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3"/>
          <table:table-cell table:number-columns-repeated="1018"/>
        </table:table-row>
        <table:table-row table:style-name="ro2">
          <table:table-cell office:value-type="string">
            <text:p>Vector3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20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Vector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20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Vehic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21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Velocimeter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21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Velocit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base.get_velocity</text:p>
          </table:table-cell>
          <table:table-cell table:style-name="ce121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3"/>
          <table:table-cell table:number-columns-repeated="1018"/>
        </table:table-row>
        <table:table-row table:style-name="ro3">
          <table:table-cell office:value-type="string">
            <text:p>Wheel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22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WheelInfo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23" office:value-type="string">
            <text:p>Wo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s</text:p>
          </table:table-cell>
          <table:table-cell table:formula="of:=286-3-COUNTBLANK([.B4:.B286])" office:value-type="float" office:value="266">
            <text:p>266</text:p>
          </table:table-cell>
          <table:table-cell table:number-columns-repeated="3"/>
          <table:table-cell table:formula="of:=286-3-COUNTBLANK([.F4:.F286]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No</text:p>
          </table:table-cell>
          <table:table-cell table:formula="of:=COUNTIF([.B4:.B286];&quot;No&quot;)" office:value-type="float" office:value="85">
            <text:p>85</text:p>
          </table:table-cell>
          <table:table-cell table:number-columns-repeated="3"/>
          <table:table-cell table:formula="of:=COUNTIF([.F4:.F286];&quot;No&quot;)" office:value-type="float" office:value="103">
            <text:p>103</text:p>
          </table:table-cell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table:formula="of:=COUNTIF([.B4:.B286];&quot;Yes&quot;)" office:value-type="float" office:value="105">
            <text:p>105</text:p>
          </table:table-cell>
          <table:table-cell table:number-columns-repeated="3"/>
          <table:table-cell office:value-type="float" office:value="150">
            <text:p>150</text:p>
          </table:table-cell>
          <table:table-cell table:number-columns-repeated="1018"/>
        </table:table-row>
        <table:table-row table:style-name="ro1">
          <table:table-cell office:value-type="string">
            <text:p>Wont</text:p>
          </table:table-cell>
          <table:table-cell table:formula="of:=COUNTIF([.B4:.B286];&quot;Wont&quot;)" office:value-type="float" office:value="64">
            <text:p>64</text:p>
          </table:table-cell>
          <table:table-cell table:number-columns-repeated="3"/>
          <table:table-cell table:formula="of:=COUNTIF([.F4:.F286];&quot;Wont&quot;)" office:value-type="float" office:value="64">
            <text:p>64</text:p>
          </table:table-cell>
          <table:table-cell table:number-columns-repeated="1018"/>
        </table:table-row>
        <table:table-row table:style-name="ro1">
          <table:table-cell office:value-type="string">
            <text:p>Partial</text:p>
          </table:table-cell>
          <table:table-cell table:formula="of:=COUNTIF([.B4:.B286];&quot;Partial&quot;)" office:value-type="float" office:value="12">
            <text:p>12</text:p>
          </table:table-cell>
          <table:table-cell table:number-columns-repeated="3"/>
          <table:table-cell table:formula="of:=COUNTIF([.F4:.F286];&quot;Partial&quot;)"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maining</text:p>
          </table:table-cell>
          <table:table-cell table:formula="of:=[.B289]+[.B292]" office:value-type="float" office:value="97">
            <text:p>97</text:p>
          </table:table-cell>
          <table:table-cell table:number-columns-repeated="3"/>
          <table:table-cell table:formula="of:=[.F289]+[.F292]" office:value-type="float" office:value="115">
            <text:p>1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16">
            <text:p>116</text:p>
          </table:table-cell>
          <table:table-cell table:number-columns-repeated="1018"/>
        </table:table-row>
        <table:table-row table:style-name="ro1" table:number-rows-repeated="104827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4:Sheet1.E4 Sheet1.B212:Sheet1.B213 Sheet1.B50:Sheet1.B57 Sheet1.B59:Sheet1.B59 Sheet1.B33:Sheet1.B34 Sheet1.B279:Sheet1.B286 Sheet1.B37:Sheet1.B52 Sheet1.B19:Sheet1.B20 Sheet1.B23:Sheet1.B28 Sheet1.B241:Sheet1.B252 Sheet1.B260:Sheet1.B277 Sheet1.B254:Sheet1.B258 Sheet1.B5:Sheet1.B15 Sheet1.B168:Sheet1.B200 Sheet1.B239:Sheet1.B239 Sheet1.B61:Sheet1.B104 Sheet1.B216:Sheet1.B235 Sheet1.B203:Sheet1.B210 Sheet1.B135:Sheet1.B166 Sheet1.B106:Sheet1.B127 Sheet1.B130:Sheet1.B1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4:Sheet1.B2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3:Sheet1.B2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6:Sheet1.F246 Sheet1.F217:Sheet1.F227 Sheet1.F8:Sheet1.F12 Sheet1.F24:Sheet1.F24 Sheet1.F37:Sheet1.F37 Sheet1.F44:Sheet1.F44 Sheet1.F257:Sheet1.F258 Sheet1.F4:Sheet1.F5 Sheet1.F28:Sheet1.F34 Sheet1.F41:Sheet1.F42 Sheet1.F47:Sheet1.F47 Sheet1.F49:Sheet1.F52 Sheet1.F54:Sheet1.F67 Sheet1.F74:Sheet1.F76 Sheet1.F81:Sheet1.F93 Sheet1.F98:Sheet1.F101 Sheet1.F103:Sheet1.F103 Sheet1.F138:Sheet1.F160 Sheet1.F162:Sheet1.F167 Sheet1.F184:Sheet1.F212 Sheet1.F169:Sheet1.F174 Sheet1.F180:Sheet1.F181 Sheet1.F240:Sheet1.F240 Sheet1.F250:Sheet1.F252 Sheet1.F261:Sheet1.F273 Sheet1.F276:Sheet1.F278 Sheet1.F281:Sheet1.F284 Sheet1.F230:Sheet1.F235 Sheet1.F69:Sheet1.F72 Sheet1.F105:Sheet1.F113 Sheet1.F116:Sheet1.F127 Sheet1.F130:Sheet1.F13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1:Sheet1.B20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2:Sheet1.B20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58:Sheet1.B5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60:Sheet1.B6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05:Sheet1.B10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9:Sheet1.B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5:Sheet1.B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6:Sheet1.B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:Sheet1.B1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7:Sheet1.B1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:Sheet1.B2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8:Sheet1.F24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9:Sheet1.F24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28:Sheet1.F2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14:Sheet1.F2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9:Sheet1.F23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9:Sheet1.F4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4:Sheet1.F1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5:Sheet1.F1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6:Sheet1.F1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:Sheet1.F1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8:Sheet1.F1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9:Sheet1.F1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0:Sheet1.F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1:Sheet1.F2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2:Sheet1.F2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:Sheet1.F2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:Sheet1.F2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6:Sheet1.F2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7:Sheet1.F2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8:Sheet1.F2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9:Sheet1.F2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0:Sheet1.F3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1:Sheet1.F3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2:Sheet1.F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3:Sheet1.F3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4:Sheet1.F3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5:Sheet1.F4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4:Sheet1.F24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5:Sheet1.F25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6:Sheet1.F25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9:Sheet1.B25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9:Sheet1.F25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6:Sheet1.F1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3:Sheet1.F1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5:Sheet1.F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6:Sheet1.F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8:Sheet1.F3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3:Sheet1.F4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6:Sheet1.F4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8:Sheet1.F4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53:Sheet1.F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68:Sheet1.F6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79:Sheet1.F7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77:Sheet1.F7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80:Sheet1.F8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78:Sheet1.F7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94:Sheet1.F9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95:Sheet1.F9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97:Sheet1.F9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96:Sheet1.F9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02:Sheet1.F10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04:Sheet1.F10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36:Sheet1.F14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61:Sheet1.F16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68:Sheet1.F16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5:Sheet1.F17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6:Sheet1.F17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8:Sheet1.F17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7:Sheet1.F17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82:Sheet1.F18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1:Sheet1.F24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2:Sheet1.F24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3:Sheet1.F24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5:Sheet1.F24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7:Sheet1.F24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3:Sheet1.F2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4:Sheet1.F25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60:Sheet1.F26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74:Sheet1.F27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79:Sheet1.F28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85:Sheet1.F28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86:Sheet1.F28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36:Sheet1.B2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37:Sheet1.B23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38:Sheet1.B23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6:Sheet1.F2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7:Sheet1.F23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8:Sheet1.F23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1:Sheet1.B21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13:Sheet1.F21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73:Sheet1.F7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28:Sheet1.B13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33:Sheet1.B13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34:Sheet1.B13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14:Sheet1.F12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28:Sheet1.F13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28:Sheet1.F13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35:Sheet1.F1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35:Sheet1.F1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34:Sheet1.F13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33:Sheet1.F13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32:Sheet1.F1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0000ff"/>
    </style:style>
    <style:style style:name="Untitled5" style:family="table-cell" style:parent-style-name="Default">
      <style:table-cell-properties fo:background-color="#6b009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0/00/0000</text:date>, <text:time style:data-style-name="N2" text:time-value="0000-00-00T09:14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7-14T13:37:48</meta:creation-date>
    <dc:date>2013-09-09T10:58:12</dc:date>
    <dc:creator>Michael </dc:creator>
    <meta:editing-duration>PT2H2M36S</meta:editing-duration>
    <meta:editing-cycles>34</meta:editing-cycles>
    <meta:generator>LibreOffice/4.0.2.2$Linux_X86_64 LibreOffice_project/400m0$Build-2</meta:generator>
    <meta:document-statistic meta:table-count="1" meta:cell-count="958" meta:object-count="0"/>
  </office:meta>
</office:document-meta>
</file>